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201_nfasis6" style:data-style-name="N0">
      <style:table-cell-properties style:vertical-align="middle" fo:background-color="#70AD47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ce3" style:family="table-cell" style:parent-style-name="_52_0_37__32_-_32__201_nfasis6" style:data-style-name="N0">
      <style:table-cell-properties fo:background-color="#C6E0B4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0_0_37__32_-_32__201_nfasis6" style:data-style-name="N0">
      <style:table-cell-properties fo:background-color="#E2EFDA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Buena" style:data-style-name="N0">
      <style:table-cell-properties style:vertical-align="automatic" fo:background-color="#C6EFCE" style:repeat-content="false"/>
      <style:paragraph-properties fo:text-align="center"/>
      <style:text-properties fo:color="#0061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Buena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6374" table:default-cell-style-name="ce1"/>
        <table:table-row table:style-name="ro1">
          <table:table-cell office:value-type="string" table:number-columns-spanned="10" table:number-rows-spanned="1" table:style-name="ce5">
            <text:p>2 thread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2">
            <text:p>Iteración</text:p>
          </table:table-cell>
          <table:table-cell office:value-type="string" table:number-columns-spanned="3" table:number-rows-spanned="1" table:style-name="ce2">
            <text:p>schedule-clause.c</text:p>
          </table:table-cell>
          <table:covered-table-cell table:number-columns-repeated="2"/>
          <table:table-cell office:value-type="string" table:number-columns-spanned="3" table:number-rows-spanned="1" table:style-name="ce2">
            <text:p>scheduled-clause.c</text:p>
          </table:table-cell>
          <table:covered-table-cell table:number-columns-repeated="2"/>
          <table:table-cell office:value-type="string" table:number-columns-spanned="3" table:number-rows-spanned="1" table:style-name="ce2">
            <text:p>scheduleg-clause.c</text:p>
          </table:table-cell>
          <table:covered-table-cell table:number-columns-repeated="2"/>
          <table:table-cell table:number-columns-repeated="16374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9" table:style-name="ce3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11" table:style-name="ce3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13" table:style-name="ce3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15" table:style-name="ce3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number-columns-spanned="10" table:number-rows-spanned="1" table:style-name="ce6">
            <text:p>4 thread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2">
            <text:p>Iteración</text:p>
          </table:table-cell>
          <table:table-cell office:value-type="string" table:number-columns-spanned="3" table:number-rows-spanned="1" table:style-name="ce2">
            <text:p>schedule-clause.c</text:p>
          </table:table-cell>
          <table:covered-table-cell table:number-columns-repeated="2"/>
          <table:table-cell office:value-type="string" table:number-columns-spanned="3" table:number-rows-spanned="1" table:style-name="ce2">
            <text:p>scheduled-clause.c</text:p>
          </table:table-cell>
          <table:covered-table-cell table:number-columns-repeated="2"/>
          <table:table-cell office:value-type="string" table:number-columns-spanned="3" table:number-rows-spanned="1" table:style-name="ce2">
            <text:p>scheduleg-clause.c</text:p>
          </table:table-cell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4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4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4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74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9" table:style-name="ce3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11" table:style-name="ce3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74"/>
        </table:table-row>
        <table:table-row table:style-name="ro3">
          <table:table-cell office:value-type="float" office:value="13" table:style-name="ce3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74"/>
        </table:table-row>
        <table:table-row table:style-name="ro3">
          <table:table-cell office:value-type="float" office:value="14" table:style-name="ce3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74"/>
        </table:table-row>
        <table:table-row table:style-name="ro3">
          <table:table-cell office:value-type="float" office:value="15" table:style-name="ce3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74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_201_nfasis6" style:display-name="20% - Énfasis6" style:family="table-cell" style:data-style-name="N0">
      <style:table-cell-properties fo:background-color="#E2EFDA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fo:background-color="#C6E0B4"/>
      <style:text-properties style:font-name="Calibri" style:font-name-asian="Calibri" style:font-name-complex="Calibri" style:font-family-generic="swiss"/>
    </style:style>
    <style:style style:name="Buena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fo:background-color="#70AD47"/>
      <style:text-properties fo:color="#FFFFFF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isco Javier Bolívar Lupiáñez</dc:creator>
    <meta:creation-date>2014-04-27T12:42:03Z</meta:creation-date>
    <dc:date>2014-04-27T11:30:30Z</dc:date>
    <meta:editing-cycles>1</meta:editing-cycles>
    <meta:editing-duration>PT631S</meta:editing-duration>
  </office:meta>
</office:document-meta>
</file>